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style:paragraph-properties fo:text-align="center"/>
      <style:text-properties fo:color="#000000" fo:font-family="'Khmer OS System'" style:font-pitch="variable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5.127cm" svg:y1="8.42cm" svg:x2="6.611cm" svg:y2="9.227cm" draw:start-shape="id1" draw:start-glue-point="8" draw:end-shape="id2" draw:end-glue-point="5" svg:d="m5127 8420 1484 807">
          <text:p/>
        </draw:connector>
        <draw:connector draw:style-name="gr1" draw:text-style-name="P1" draw:layer="layout" draw:type="line" svg:x1="5.127cm" svg:y1="4.81cm" svg:x2="10.092cm" svg:y2="6.252cm" draw:start-shape="id3" draw:start-glue-point="8" draw:end-shape="id4" draw:end-glue-point="5" svg:d="m5127 4810 4965 1442">
          <text:p/>
        </draw:connector>
        <draw:connector draw:style-name="gr1" draw:text-style-name="P1" draw:layer="layout" draw:type="line" svg:x1="12.112cm" svg:y1="4.81cm" svg:x2="7.148cm" svg:y2="6.252cm" draw:start-shape="id5" draw:start-glue-point="8" draw:end-shape="id1" draw:end-glue-point="11" svg:d="m12112 4810-4964 1442">
          <text:p/>
        </draw:connector>
        <draw:connector draw:style-name="gr1" draw:text-style-name="P1" draw:layer="layout" draw:type="line" svg:x1="12.112cm" svg:y1="4.81cm" svg:x2="12.112cm" svg:y2="5.88cm" draw:start-shape="id5" draw:start-glue-point="8" draw:end-shape="id4" draw:end-glue-point="4" svg:d="m12112 4810v1070">
          <text:p/>
        </draw:connector>
        <draw:connector draw:style-name="gr1" draw:text-style-name="P1" draw:layer="layout" draw:type="line" svg:x1="12.112cm" svg:y1="8.42cm" svg:x2="10.652cm" svg:y2="9.227cm" draw:start-shape="id4" draw:start-glue-point="8" draw:end-shape="id2" draw:end-glue-point="11" svg:d="m12112 8420-1460 807">
          <text:p/>
        </draw:connector>
        <draw:custom-shape draw:style-name="gr2" draw:text-style-name="P3" draw:id="id1" draw:layer="layout" svg:width="5.715cm" svg:height="2.54cm" svg:x="2.27cm" svg:y="5.88cm">
          <text:p text:style-name="P2"><text:span text:style-name="T1">T[0] = A[0] + B[0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id="id4" draw:layer="layout" svg:width="5.715cm" svg:height="2.54cm" svg:x="9.255cm" svg:y="5.88cm">
          <text:p text:style-name="P2"><text:span text:style-name="T1">T[1] = A[1] + B[1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3" draw:layer="layout" svg:width="5.715cm" svg:height="2.54cm" svg:x="2.27cm" svg:y="2.27cm">
          <text:p text:style-name="P3"><text:span text:style-name="T1">Creation of 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id="id2" draw:layer="layout" svg:width="5.715cm" svg:height="2.54cm" svg:x="5.774cm" svg:y="8.855cm">
          <text:p text:style-name="P2"><text:span text:style-name="T1">R = T[1] + B[0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id="id5" draw:layer="layout" svg:width="5.715cm" svg:height="2.54cm" svg:x="9.255cm" svg:y="2.27cm">
          <text:p text:style-name="P3"><text:span text:style-name="T1">Creation of 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id="id6" draw:layer="layout" svg:width="5.715cm" svg:height="2.54cm" svg:x="5.774cm" svg:y="12.165cm">
          <text:p text:style-name="P3"><text:span text:style-name="T1">print 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5.127cm" svg:y1="4.81cm" svg:x2="5.127cm" svg:y2="5.88cm" draw:start-shape="id3" draw:start-glue-point="8" draw:end-shape="id1" draw:end-glue-point="4" svg:d="m5127 4810v1070">
          <text:p/>
        </draw:connector>
        <draw:connector draw:style-name="gr1" draw:text-style-name="P1" draw:layer="layout" draw:type="line" svg:x1="8.631cm" svg:y1="11.395cm" svg:x2="8.631cm" svg:y2="12.165cm" draw:start-shape="id2" draw:start-glue-point="8" draw:end-shape="id6" draw:end-glue-point="4" svg:d="m8631 11395v7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ds Kristensen</meta:initial-creator>
    <meta:creation-date>2011-01-24T13:25:21</meta:creation-date>
    <dc:date>2011-01-25T11:00:57</dc:date>
    <dc:creator>Mads Kristensen</dc:creator>
    <meta:editing-duration>PT02H36M12S</meta:editing-duration>
    <meta:editing-cycles>13</meta:editing-cycles>
    <meta:generator>OpenOffice.org/3.2$Unix OpenOffice.org_project/320m19$Build-9505</meta:generator>
    <meta:document-statistic meta:object-count="13"/>
  </office:meta>
</office:document-meta>
</file>